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875in" fo:margin-left="0in" fo:margin-top="0in" fo:margin-bottom="0in" table:align="left"/>
    </style:style>
    <style:style style:name="Table1.A" style:family="table-column">
      <style:table-column-properties style:column-width="2.2188in"/>
    </style:style>
    <style:style style:name="Table1.B" style:family="table-column">
      <style:table-column-properties style:column-width="3.9681in"/>
    </style:style>
    <style:style style:name="Table1.1" style:family="table-row">
      <style:table-row-properties style:min-row-height="0.7326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B1" style:family="table-cell">
      <style:table-cell-properties style:vertical-align="" fo:padding="0.0694in" fo:border-left="none" fo:border-right="1pt solid #000000" fo:border-top="1pt solid #000000" fo:border-bottom="1pt solid #000000"/>
    </style:style>
    <style:style style:name="Table1.2" style:family="table-row">
      <style:table-row-properties style:min-row-height="0.7743in" fo:keep-together="auto"/>
    </style:style>
    <style:style style:name="Table1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3" style:family="table-row">
      <style:table-row-properties style:min-row-height="0.3576in" fo:keep-together="auto"/>
    </style:style>
    <style:style style:name="Table1.A3" style:family="table-cell">
      <style:table-cell-properties style:vertical-align="" fo:background-color="#d9d9d9" fo:padding="0.0694in" fo:border-left="1pt solid #000000" fo:border-right="1pt solid #000000" fo:border-top="none" fo:border-bottom="1pt solid #000000">
        <style:background-image/>
      </style:table-cell-properties>
    </style:style>
    <style:style style:name="Table1.4" style:family="table-row">
      <style:table-row-properties style:min-row-height="0.941in" fo:keep-together="auto"/>
    </style:style>
    <style:style style:name="Table1.5" style:family="table-row">
      <style:table-row-properties style:min-row-height="1.6556in" fo:keep-together="auto"/>
    </style:style>
    <style:style style:name="Table1.6" style:family="table-row">
      <style:table-row-properties style:min-row-height="3.0521in" fo:keep-together="auto"/>
    </style:style>
    <style:style style:name="Table1.7" style:family="table-row">
      <style:table-row-properties style:min-row-height="1.7639in" fo:keep-together="auto"/>
    </style:style>
    <style:style style:name="Table1.9" style:family="table-row">
      <style:table-row-properties style:min-row-height="1.9306in" fo:keep-together="auto"/>
    </style:style>
    <style:style style:name="Table1.12" style:family="table-row">
      <style:table-row-properties style:min-row-height="1.1493in" fo:keep-together="auto"/>
    </style:style>
    <style:style style:name="Table1.13" style:family="table-row">
      <style:table-row-properties style:min-row-height="1.1076in" fo:keep-together="auto"/>
    </style:style>
    <style:style style:name="Table1.14" style:family="table-row">
      <style:table-row-properties style:min-row-height="2.0972in" fo:keep-together="auto"/>
    </style:style>
    <style:style style:name="Table1.16" style:family="table-row">
      <style:table-row-properties style:min-row-height="1.0417in" fo:keep-together="auto"/>
    </style:style>
    <style:style style:name="Table1.17" style:family="table-row">
      <style:table-row-properties style:min-row-height="2.7326in" fo:keep-together="auto"/>
    </style:style>
    <style:style style:name="Table1.18" style:family="table-row">
      <style:table-row-properties style:min-row-height="1.8646in" fo:keep-together="auto"/>
    </style:style>
    <style:style style:name="Table1.23" style:family="table-row">
      <style:table-row-properties style:min-row-height="0.566in" fo:keep-together="auto"/>
    </style:style>
    <style:style style:name="Table1.26" style:family="table-row">
      <style:table-row-properties style:min-row-height="1.1806in" fo:keep-together="auto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>
      <style:paragraph-properties fo:margin-top="0.1665in" fo:margin-bottom="0.1665in" loext:contextual-spacing="false" fo:line-height="100%"/>
    </style:style>
    <style:style style:name="P4" style:family="paragraph" style:parent-style-name="Standard">
      <style:paragraph-properties fo:margin-top="0.1665in" fo:margin-bottom="0.1665in" loext:contextual-spacing="false" fo:line-height="100%"/>
      <style:text-properties fo:font-size="12pt" style:font-size-asian="12pt" style:font-size-complex="12pt"/>
    </style:style>
    <style:style style:name="P5" style:family="paragraph" style:parent-style-name="Standard">
      <style:paragraph-properties fo:margin-top="0.1665in" fo:margin-bottom="0in" loext:contextual-spacing="false" fo:line-height="100%"/>
    </style:style>
    <style:style style:name="P6" style:family="paragraph" style:parent-style-name="Standard">
      <style:paragraph-properties fo:margin-top="0.1665in" fo:margin-bottom="0in" loext:contextual-spacing="false" fo:line-height="100%"/>
      <style:text-properties fo:font-size="12pt" fo:font-style="italic" style:font-size-asian="12pt" style:font-style-asian="italic" style:font-size-complex="12pt"/>
    </style:style>
    <style:style style:name="P7" style:family="paragraph" style:parent-style-name="Standard">
      <style:paragraph-properties fo:margin-left="0.25in" fo:margin-right="0in" fo:margin-top="0.1665in" fo:margin-bottom="0in" loext:contextual-spacing="false" fo:line-height="100%" fo:text-indent="0in" style:auto-text-indent="false"/>
    </style:style>
    <style:style style:name="P8" style:family="paragraph" style:parent-style-name="Standard">
      <style:paragraph-properties fo:margin-left="0in" fo:margin-right="0in" fo:margin-top="0.1665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 style:master-page-name="Standard">
      <style:paragraph-properties style:page-number="1"/>
    </style:style>
    <style:style style:name="T1" style:family="text">
      <style:text-properties fo:font-size="17pt" fo:font-weight="bold" style:font-size-asian="17pt" style:font-weight-asian="bold" style:font-size-complex="17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T9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critical project initiation </text:span></text:p>
      <text:p text:style-name="P1"/>
      <text:p text:style-name="Standard"><text:span text:style-name="T2">Version 1.0 March 2022</text:span></text:p>
      <text:p text:style-name="Standard"/>
      <text:p text:style-name="Standard"/>
      <text:p text:style-name="Standard">This document has been designed to: </text:p>
      <text:p text:style-name="Standard"/>
      <text:list xml:id="list1726969100" text:style-name="WWNum1">
        <text:list-item>
          <text:p text:style-name="P2">Capture the information required to initiate a design project that has critical or complex requirements.</text:p>
        </text:list-item>
        <text:list-item>
          <text:p text:style-name="P2">State the need or problem clearly enough that it can be expressed as a design task or question</text:p>
        </text:list-item>
        <text:list-item>
          <text:p text:style-name="P2">Detail how the value of design proposals will be validated, and what will be needed to deliver the chosen solution</text:p>
        </text:list-item>
        <text:list-item>
          <text:p text:style-name="P2">Outline what barriers may need to be overcome, or constraints respected.</text:p>
        </text:list-item>
        <text:list-item>
          <text:p text:style-name="P2">Set out these requirements and the expectations and agreements around them in a way that is easy to understand for all concerned</text:p>
        </text:list-item>
        <text:list-item>
          <text:p text:style-name="P2">Outline what the expected deliverables and outcomes are</text:p>
        </text:list-item>
        <text:list-item>
          <text:p text:style-name="P2">Establish what roles resources and processes will be required in order to successfully deliver the project</text:p>
        </text:list-item>
      </text:list>
      <text:p text:style-name="Standard"/>
      <text:p text:style-name="Standard">The term ‘Design’ here is used to indicate creative content, a technology, service, product or other design work. This allows for the most suitable delivery method to be defined later in the project.</text:p>
      <text:p text:style-name="Standard"/>
      <text:p text:style-name="P3"><text:span text:style-name="T4">Design project initiation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5">Date:</text:span></text:p>
          </table:table-cell>
          <table:table-cell table:style-name="Table1.B1" office:value-type="string">
            <text:p text:style-name="P5"><text:span text:style-name="T6"><text:s/>Date this form completed.</text:span></text:p>
          </table:table-cell>
        </table:table-row>
        <table:table-row table:style-name="Table1.2">
          <table:table-cell table:style-name="Table1.A2" office:value-type="string">
            <text:p text:style-name="P5"><text:span text:style-name="T5">Team </text:span></text:p>
          </table:table-cell>
          <table:table-cell table:style-name="Table1.B2" office:value-type="string">
            <text:p text:style-name="P5"><text:span text:style-name="T6">Who is taking part<text:line-break/>Who is leading or hosting the work</text:span></text:p>
            <text:p text:style-name="P5"><text:span text:style-name="T6">Expectations for each role</text:span></text:p>
          </table:table-cell>
        </table:table-row>
        <table:table-row table:style-name="Table1.3">
          <table:table-cell table:style-name="Table1.A3" table:number-columns-spanned="2" office:value-type="string">
            <text:p text:style-name="P5"><text:span text:style-name="T7">Basic Information</text:span>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5"><text:span text:style-name="T5">What is the need?</text:span></text:p>
          </table:table-cell>
          <table:table-cell table:style-name="Table1.B2" office:value-type="string">
            <text:p text:style-name="P5"><text:span text:style-name="T6">3-4 sentences on the need and how this has been discovered/validated.</text:span></text:p>
          </table:table-cell>
        </table:table-row>
        <table:table-row table:style-name="Table1.5">
          <table:table-cell table:style-name="Table1.A2" office:value-type="string">
            <text:p text:style-name="P7"><text:span text:style-name="T5">·</text:span><text:span text:style-name="T8"> <text:s text:c="2"/><text:tab/></text:span><text:span text:style-name="T5">What is the goal of the design</text:span></text:p>
            <text:p text:style-name="P7"><text:span text:style-name="T5">·</text:span><text:span text:style-name="T8"> <text:s text:c="2"/><text:tab/></text:span><text:span text:style-name="T5">What is the scope?</text:span></text:p>
          </table:table-cell>
          <table:table-cell table:style-name="Table1.B2" office:value-type="string">
            <text:p text:style-name="P5"><text:span text:style-name="T6">What does the design do to meet this need etc ?</text:span></text:p>
            <text:p text:style-name="P5"><text:span text:style-name="T6">And what is the expected scale or extent of the design?</text:span></text:p>
            <text:p text:style-name="P5"><text:span text:style-name="T5"><text:s/></text:span></text:p>
          </table:table-cell>
        </table:table-row>
        <table:table-row table:style-name="Table1.6">
          <table:table-cell table:style-name="Table1.A2" office:value-type="string">
            <text:p text:style-name="P5"><text:span text:style-name="T5">Personas / user stories</text:span></text:p>
            <text:p text:style-name="P7"><text:span text:style-name="T5">·</text:span><text:span text:style-name="T8"> <text:s text:c="2"/><text:tab/></text:span><text:span text:style-name="T5">Who will use the design?</text:span></text:p>
            <text:p text:style-name="P7"><text:span text:style-name="T5">·</text:span><text:span text:style-name="T8"> <text:s text:c="2"/><text:tab/></text:span><text:span text:style-name="T5">How will they use it?</text:span></text:p>
            <text:p text:style-name="P7"><text:span text:style-name="T5">·</text:span><text:span text:style-name="T8"> <text:s text:c="2"/><text:tab/></text:span><text:span text:style-name="T5">Include basic user profiles</text:span></text:p>
            <text:p text:style-name="P7"><text:span text:style-name="T5">·</text:span><text:span text:style-name="T8"> <text:s text:c="2"/><text:tab/></text:span><text:span text:style-name="T5">What will be the result of their use of the design</text:span></text:p>
          </table:table-cell>
          <table:table-cell table:style-name="Table1.B2" office:value-type="string">
            <text:p text:style-name="P6"/>
          </table:table-cell>
        </table:table-row>
        <table:table-row table:style-name="Table1.7">
          <table:table-cell table:style-name="Table1.A2" office:value-type="string">
            <text:p text:style-name="P5"><text:span text:style-name="T5">Release/promotion</text:span></text:p>
            <text:p text:style-name="P7"><text:span text:style-name="T5">·</text:span><text:span text:style-name="T8"> <text:s text:c="2"/><text:tab/></text:span><text:span text:style-name="T5">Where will the design appear?</text:span></text:p>
            <text:p text:style-name="P7"><text:span text:style-name="T5">·</text:span><text:span text:style-name="T8"> <text:s text:c="2"/><text:tab/></text:span><text:span text:style-name="T5">How will you promote it?</text:span></text:p>
          </table:table-cell>
          <table:table-cell table:style-name="Table1.B2" office:value-type="string">
            <text:p text:style-name="P5"><text:span text:style-name="T6">What platforms or technologies will be used?</text:span></text:p>
            <text:p text:style-name="P5"><text:span text:style-name="T6">How will it reach people<text:line-break/><text:line-break/>How will people find out about it?</text:span></text:p>
            <text:p text:style-name="P5"><text:span text:style-name="T5"><text:s/></text:span></text:p>
          </table:table-cell>
        </table:table-row>
        <table:table-row table:style-name="Table1.3">
          <table:table-cell table:style-name="Table1.A3" table:number-columns-spanned="2" office:value-type="string">
            <text:p text:style-name="P5"><text:span text:style-name="T7">Assuring success</text:span></text:p>
          </table:table-cell>
          <table:covered-table-cell/>
        </table:table-row>
        <table:table-row table:style-name="Table1.9">
          <table:table-cell table:style-name="Table1.A2" office:value-type="string">
            <text:p text:style-name="P7"><text:span text:style-name="T5">·</text:span><text:span text:style-name="T8"> <text:s text:c="2"/><text:tab/></text:span><text:span text:style-name="T5">How will you involve users and others in the design and delivery?</text:span></text:p>
            <text:p text:style-name="P7"><text:span text:style-name="T5">·</text:span><text:span text:style-name="T8"> <text:s text:c="2"/><text:tab/></text:span><text:span text:style-name="T5">Who will maintain and troubleshoot?</text:span></text:p>
            <text:p text:style-name="P7"><text:span text:style-name="T5">·</text:span><text:span text:style-name="T8"> <text:s text:c="2"/><text:tab/></text:span><text:span text:style-name="T5">How will you measure and evaluate success?</text:span></text:p>
          </table:table-cell>
          <table:table-cell table:style-name="Table1.B2" office:value-type="string">
            <text:p text:style-name="P6"/>
          </table:table-cell>
        </table:table-row>
        <table:table-row table:style-name="Table1.3">
          <table:table-cell table:style-name="Table1.A3" table:number-columns-spanned="2" office:value-type="string">
            <text:p text:style-name="P5"><text:span text:style-name="T7">Technical and media specifications</text:span></text:p>
          </table:table-cell>
          <table:covered-table-cell/>
        </table:table-row>
        <text:soft-page-break/>
        <table:table-row table:style-name="Table1.3">
          <table:table-cell table:style-name="Table1.A2" office:value-type="string">
            <text:p text:style-name="P5"><text:span text:style-name="T5">How will the design work be shared, evaluated and signed off?</text:span></text:p>
          </table:table-cell>
          <table:table-cell table:style-name="Table1.B2" office:value-type="string">
            <text:p text:style-name="P6"/>
          </table:table-cell>
        </table:table-row>
        <table:table-row table:style-name="Table1.12">
          <table:table-cell table:style-name="Table1.A2" office:value-type="string">
            <text:p text:style-name="P5"><text:span text:style-name="T5">Brand guidelines</text:span></text:p>
          </table:table-cell>
          <table:table-cell table:style-name="Table1.B2" office:value-type="string">
            <text:p text:style-name="P6"/>
            <text:p text:style-name="P5"><text:span text:style-name="T6"><text:s/></text:span></text:p>
          </table:table-cell>
        </table:table-row>
        <table:table-row table:style-name="Table1.13">
          <table:table-cell table:style-name="Table1.A2" office:value-type="string">
            <text:p text:style-name="P5"><text:span text:style-name="T5">Images</text:span></text:p>
            <text:p text:style-name="P5"><text:span text:style-name="T5"><text:s/></text:span></text:p>
            <text:p text:style-name="P5"><text:span text:style-name="T5"><text:s/></text:span></text:p>
          </table:table-cell>
          <table:table-cell table:style-name="Table1.B2" office:value-type="string">
            <text:p text:style-name="P6"/>
          </table:table-cell>
        </table:table-row>
        <table:table-row table:style-name="Table1.14">
          <table:table-cell table:style-name="Table1.A2" office:value-type="string">
            <text:p text:style-name="P5"><text:span text:style-name="T5">Specific design requirements</text:span></text:p>
            <text:p text:style-name="P5"><text:span text:style-name="T5"><text:s/></text:span></text:p>
          </table:table-cell>
          <table:table-cell table:style-name="Table1.B2" office:value-type="string">
            <text:p text:style-name="P5"><text:span text:style-name="T6"><text:s/></text:span></text:p>
          </table:table-cell>
        </table:table-row>
        <table:table-row table:style-name="Table1.14">
          <table:table-cell table:style-name="Table1.A2" office:value-type="string">
            <text:p text:style-name="P5"><text:span text:style-name="T5">Specific design limitations </text:span></text:p>
          </table:table-cell>
          <table:table-cell table:style-name="Table1.B2" office:value-type="string">
            <text:p text:style-name="P5"><text:span text:style-name="T6">For digital services consider low bandwidth / poor data availability etc. </text:span></text:p>
            <text:p text:style-name="P5"><text:span text:style-name="T6">Security of service and data, reliability of service.<text:line-break/><text:line-break/>For print, costs, or other logistics.</text:span></text:p>
            <text:p text:style-name="P5"><text:span text:style-name="T6">Accessibility and inclusion measures<text:line-break/>Cultural or social considerations <text:line-break/></text:span></text:p>
          </table:table-cell>
        </table:table-row>
        <table:table-row table:style-name="Table1.16">
          <table:table-cell table:style-name="Table1.A2" office:value-type="string">
            <text:p text:style-name="P7"><text:span text:style-name="T5">Other dependencies</text:span></text:p>
          </table:table-cell>
          <table:table-cell table:style-name="Table1.B2" office:value-type="string">
            <text:p text:style-name="P5"><text:span text:style-name="T6">Third party contributions, resources, technical service or code use.</text:span></text:p>
          </table:table-cell>
        </table:table-row>
        <table:table-row table:style-name="Table1.17">
          <table:table-cell table:style-name="Table1.A2" office:value-type="string">
            <text:p text:style-name="P5"><text:span text:style-name="T5">Links to examples of other people's work</text:span></text:p>
            <text:p text:style-name="P7"><text:span text:style-name="T5">·</text:span><text:span text:style-name="T8"> <text:s text:c="2"/><text:tab/></text:span><text:span text:style-name="T5">What do you like about this?</text:span></text:p>
            <text:p text:style-name="P5"><text:span text:style-name="T5">·</text:span><text:span text:style-name="T8"> <text:s text:c="6"/></text:span><text:span text:style-name="T5">Why would it be helpful here?</text:span></text:p>
            <text:p text:style-name="P5"><text:span text:style-name="T5">·</text:span><text:span text:style-name="T8"> <text:s text:c="2"/></text:span><text:span text:style-name="T5">What can we learn from this work?</text:span></text:p>
          </table:table-cell>
          <table:table-cell table:style-name="Table1.B2" office:value-type="string">
            <text:p text:style-name="P6"/>
          </table:table-cell>
        </table:table-row>
        <table:table-row table:style-name="Table1.18">
          <table:table-cell table:style-name="Table1.A2" office:value-type="string">
            <text:p text:style-name="P5"><text:span text:style-name="T5">Lifespan</text:span></text:p>
            <text:p text:style-name="P7"><text:span text:style-name="T5">· <text:s/>Is the design for a fixed duration?</text:span></text:p>
            <text:p text:style-name="P7"><text:span text:style-name="T5">· <text:s/>Will the design need updating?</text:span></text:p>
            <text:p text:style-name="P7"><text:span text:style-name="T5"><text:s/>· What happens at the end of the design project? Sunsetting?<text:line-break/><text:line-break/></text:span></text:p>
          </table:table-cell>
          <table:table-cell table:style-name="Table1.B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5"><text:span text:style-name="T5">Copy and written information</text:span></text:p>
          </table:table-cell>
          <table:table-cell table:style-name="Table1.B2" office:value-type="string">
            <text:p text:style-name="P5"><text:span text:style-name="T6">What is needed, and who will be providing this?</text:span></text:p>
          </table:table-cell>
        </table:table-row>
        <table:table-row table:style-name="Table1.2">
          <table:table-cell table:style-name="Table1.A2" office:value-type="string">
            <text:p text:style-name="P5"><text:span text:style-name="T5">Images and media</text:span></text:p>
          </table:table-cell>
          <table:table-cell table:style-name="Table1.B2" office:value-type="string">
            <text:p text:style-name="P5"><text:span text:style-name="T6">What media assets are needed, and who will be providing this?</text:span></text:p>
          </table:table-cell>
        </table:table-row>
        <text:soft-page-break/>
        <table:table-row table:style-name="Table1.3">
          <table:table-cell table:style-name="Table1.A3" table:number-columns-spanned="2" office:value-type="string">
            <text:p text:style-name="P5"><text:span text:style-name="T7">Deadlines</text:span>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P5"><text:span text:style-name="T5">Deadline for proof of concept</text:span></text:p>
          </table:table-cell>
          <table:table-cell table:style-name="Table1.B2" office:value-type="string">
            <text:p text:style-name="P5"><text:span text:style-name="T6"><text:s/></text:span></text:p>
          </table:table-cell>
        </table:table-row>
        <table:table-row table:style-name="Table1.23">
          <table:table-cell table:style-name="Table1.A2" office:value-type="string">
            <text:p text:style-name="P5"><text:span text:style-name="T5">Deadline for prototype</text:span></text:p>
          </table:table-cell>
          <table:table-cell table:style-name="Table1.B2" office:value-type="string">
            <text:p text:style-name="P5"><text:span text:style-name="T6"><text:s/></text:span></text:p>
          </table:table-cell>
        </table:table-row>
        <table:table-row table:style-name="Table1.2">
          <table:table-cell table:style-name="Table1.A2" office:value-type="string">
            <text:p text:style-name="P5"><text:span text:style-name="T5">Deadline for final content, assets and other deliverables</text:span></text:p>
          </table:table-cell>
          <table:table-cell table:style-name="Table1.B2" office:value-type="string">
            <text:p text:style-name="P6"/>
          </table:table-cell>
        </table:table-row>
        <table:table-row table:style-name="Table1.23">
          <table:table-cell table:style-name="Table1.A2" office:value-type="string">
            <text:p text:style-name="P5"><text:span text:style-name="T5">Deadline for go live </text:span></text:p>
          </table:table-cell>
          <table:table-cell table:style-name="Table1.B2" office:value-type="string">
            <text:p text:style-name="P5"><text:span text:style-name="T6"><text:s/>Estimated date for publication / go live.<text:line-break/><text:line-break/> Is this in stages? </text:span></text:p>
          </table:table-cell>
        </table:table-row>
        <table:table-row table:style-name="Table1.26">
          <table:table-cell table:style-name="Table1.A2" office:value-type="string">
            <text:p text:style-name="P5"><text:span text:style-name="T5">Assurance and approval.</text:span></text:p>
          </table:table-cell>
          <table:table-cell table:style-name="Table1.B2" office:value-type="string">
            <text:p text:style-name="P5"><text:span text:style-name="T6">What is needed to start the work</text:span></text:p>
            <text:p text:style-name="P5"><text:span text:style-name="T6">What is needed at key stages - sign off, regulatory or other approval.</text:span></text:p>
            <text:p text:style-name="P5"><text:span text:style-name="T6">What is needed to go live.</text:span></text:p>
          </table:table-cell>
        </table:table-row>
        <table:table-row table:style-name="Table1.26">
          <table:table-cell table:style-name="Table1.A2" office:value-type="string">
            <text:p text:style-name="P5"><text:span text:style-name="T5">Other Contractual and Legal considerations.</text:span></text:p>
          </table:table-cell>
          <table:table-cell table:style-name="Table1.B2" office:value-type="string">
            <text:p text:style-name="P8"><text:span text:style-name="T6">What agreements are needed or are in place<text:line-break/>GDPR, Data sharing? Privacy? <text:line-break/>copyright? <text:line-break/>Use of Open Source<text:line-break/>Licences<text:line-break/>Extent of legal liability etc.</text:span></text:p>
          </table:table-cell>
        </table:table-row>
        <table:table-row table:style-name="Table1.3">
          <table:table-cell table:style-name="Table1.A2" office:value-type="string">
            <text:p text:style-name="P5"><text:span text:style-name="T5">Budget</text:span></text:p>
          </table:table-cell>
          <table:table-cell table:style-name="Table1.B2" office:value-type="string">
            <text:p text:style-name="P5"><text:span text:style-name="T6">It is expected that everyone will be volunteering time and effort. <text:line-break/><text:line-break/>Please include incidental costs such as insurance and certain overheads,</text:span></text:p>
          </table:table-cell>
        </table:table-row>
      </table:table>
      <text:p text:style-name="Standard"><text:line-break/><text:a xlink:type="simple" xlink:href="http://creativecommons.org/licenses/by-sa/4.0/" text:style-name="ListLabel_20_10" text:visited-style-name="ListLabel_20_10"><text:span text:style-name="T9">Attribution-ShareAlike 4.0 International</text:span></text:a></text:p>
      <text:p text:style-name="Standard"/>
      <text:p text:style-name="Standard"><text:a xlink:type="simple" xlink:href="https://creativecommons.org/freeworks" text:style-name="ListLabel_20_10" text:visited-style-name="ListLabel_20_10"><text:span text:style-name="T9">This is a Free Culture License!</text:span></text:a><text:line-break/><text:line-break/>Lucy K Wills </text:p>
      <text:p text:style-name="Standard"><text:a xlink:type="simple" xlink:href="http://www.globefox.com" text:style-name="ListLabel_20_10" text:visited-style-name="ListLabel_20_10"><text:span text:style-name="T9">www.globefox.com</text:span></text:a></text:p>
      <text:p text:style-name="Standard"/>
      <text:p text:style-name="Standard">Fork it? <text:s/><text:a xlink:type="simple" xlink:href="https://github.com/lucykwills/critical-project-initiation" text:style-name="ListLabel_20_10" text:visited-style-name="ListLabel_20_10"><text:span text:style-name="T9">https://github.com/lucykwills/critical-project-initiation</text:span></text:a></text:p>
      <text:p text:style-name="Standard"/>
      <text:p text:style-name="P4"/>
      <text:p text:style-name="P4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4" meta:paragraph-count="88" meta:word-count="610" meta:character-count="3694" meta:non-whitespace-character-count="3088"/>
    <meta:generator>LibreOfficeDev/6.0.5.2$Linux_X86_64 LibreOffice_project/</meta:generator>
  </office:meta>
</office:document-meta>
</file>